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31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7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36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2" table:number-columns-repeated="16368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7" table:number-columns-repeated="3"/>
          <table:table-cell table:style-name="ce8" table:number-columns-repeated="5"/>
          <table:table-cell table:style-name="ce7" table:number-columns-repeated="5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9" office:value-type="float" office:value="2.23" calcext:value-type="float">
            <text:p>2.23</text:p>
          </table:table-cell>
          <table:table-cell table:style-name="ce31" office:value-type="string" calcext:value-type="string">
            <text:p>2025/Sep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9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31" office:value-type="string" calcext:value-type="string">
            <text:p>2024/Sep/0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31" office:value-type="string" calcext:value-type="string">
            <text:p>2022/Ja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nacl&gt;=1.5</text:p>
          </table:table-cell>
          <table:table-cell table:style-name="ce9" table:number-columns-repeated="4"/>
          <table:table-cell table:style-name="ce36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5" table:number-columns-repeated="3"/>
          <table:table-cell table:style-name="ce16" table:number-columns-repeated="5"/>
          <table:table-cell table:style-name="ce15" table:number-columns-repeated="5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31" office:value-type="string" calcext:value-type="string">
            <text:p>2024/Sep/0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9" office:value-type="float" office:value="2.23" calcext:value-type="float">
            <text:p>2.23</text:p>
          </table:table-cell>
          <table:table-cell table:style-name="ce31" office:value-type="string" calcext:value-type="string">
            <text:p>2025/Sep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9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style-name="ce9" table:number-columns-repeated="3"/>
          <table:table-cell table:style-name="ce29"/>
          <table:table-cell table:style-name="ce31" table:number-columns-repeated="5"/>
          <table:table-cell table:style-name="ce9" table:number-columns-repeated="3"/>
          <table:table-cell table:style-name="ce29"/>
          <table:table-cell table:style-name="ce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31" office:value-type="string" calcext:value-type="string">
            <text:p>2022/Ja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nacl&gt;=1.5</text:p>
          </table:table-cell>
          <table:table-cell table:style-name="ce9"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31" office:value-type="string" calcext:value-type="string">
            <text:p>2024/Sep/0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31" office:value-type="string" calcext:value-type="string">
            <text:p>2024/Jul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1" office:value-type="string" calcext:value-type="string">
            <text:p>2025/Oct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31" office:value-type="string" calcext:value-type="string">
            <text:p>2025/Aug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31" office:value-type="string" calcext:value-type="string">
            <text:p>2024/Mar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31" office:value-type="string" calcext:value-type="string">
            <text:p>2023/Oct/1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31" office:value-type="string" calcext:value-type="string">
            <text:p>2024/Jun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31" office:value-type="string" calcext:value-type="string">
            <text:p>2025/Jan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31" office:value-type="string" calcext:value-type="string">
            <text:p>2024/Jan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31" office:value-type="string" calcext:value-type="string">
            <text:p>2025/Jan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31" office:value-type="string" calcext:value-type="string">
            <text:p>2025/Jan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31" office:value-type="string" calcext:value-type="string">
            <text:p>2024/Jun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31" office:value-type="string" calcext:value-type="string">
            <text:p>2024/Jan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31" office:value-type="string" calcext:value-type="string">
            <text:p>2024/Jan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3/Aug/31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1" office:value-type="string" calcext:value-type="string">
            <text:p>2025/Mar/03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3/Oct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1" office:value-type="string" calcext:value-type="string">
            <text:p>2025/Jan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31" office:value-type="string" calcext:value-type="string">
            <text:p>2022/Jun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Jun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9" office:value-type="float" office:value="2.4" calcext:value-type="float">
            <text:p>2.4</text:p>
          </table:table-cell>
          <table:table-cell table:style-name="ce19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9" office:value-type="float" office:value="1.33" calcext:value-type="float">
            <text:p>1.33</text:p>
          </table:table-cell>
          <table:table-cell table:style-name="ce31" office:value-type="string" calcext:value-type="string">
            <text:p>2023/Jun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9" office:value-type="float" office:value="1.33" calcext:value-type="float">
            <text:p>1.33</text:p>
          </table:table-cell>
          <table:table-cell table:style-name="ce31" office:value-type="string" calcext:value-type="string">
            <text:p>2023/Jun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Jun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9" office:value-type="float" office:value="2.4" calcext:value-type="float">
            <text:p>2.4</text:p>
          </table:table-cell>
          <table:table-cell table:style-name="ce19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31" office:value-type="string" calcext:value-type="string">
            <text:p>2022/Jun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_extensions</text:p>
          </table:table-cell>
          <table:table-cell table:style-name="ce9" office:value-type="string" calcext:value-type="string">
            <text:p>4.12.2</text:p>
          </table:table-cell>
          <table:table-cell table:style-name="ce31" office:value-type="string" calcext:value-type="string">
            <text:p>2024/Ju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1" office:value-type="string" calcext:value-type="string">
            <text:p>2025/Aug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1" office:value-type="string" calcext:value-type="string">
            <text:p>2025/Jan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31" office:value-type="string" calcext:value-type="string">
            <text:p>2024/Mar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31" office:value-type="string" calcext:value-type="string">
            <text:p>2025/May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1" office:value-type="string" calcext:value-type="string">
            <text:p>2024/May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1" office:value-type="string" calcext:value-type="string">
            <text:p>2023/Sep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31" office:value-type="string" calcext:value-type="string">
            <text:p>2023/Nov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9" office:value-type="float" office:value="2025.2" calcext:value-type="float">
            <text:p>2025.2</text:p>
          </table:table-cell>
          <table:table-cell table:style-name="ce31" office:value-type="string" calcext:value-type="string">
            <text:p>2025/Mar/2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1" office:value-type="string" calcext:value-type="string">
            <text:p>2024/Sep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31" office:value-type="string" calcext:value-type="string">
            <text:p>2022/Jan/1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1" office:value-type="string" calcext:value-type="string">
            <text:p>2023/Sep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31" office:value-type="string" calcext:value-type="string">
            <text:p>2024/Aug/29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31" office:value-type="string" calcext:value-type="string">
            <text:p>2024/Nov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1" office:value-type="string" calcext:value-type="string">
            <text:p>2025/Aug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31" office:value-type="string" calcext:value-type="string">
            <text:p>2025/May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1" office:value-type="string" calcext:value-type="string">
            <text:p>2025/Aug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31" office:value-type="string" calcext:value-type="string">
            <text:p>2024/Apr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1" office:value-type="string" calcext:value-type="string">
            <text:p>2025/Aug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31" office:value-type="string" calcext:value-type="string">
            <text:p>2024/Nov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1" office:value-type="string" calcext:value-type="string">
            <text:p>2025/Aug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1" office:value-type="string" calcext:value-type="string">
            <text:p>2025/Aug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31" office:value-type="string" calcext:value-type="string">
            <text:p>2024/Nov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31" office:value-type="string" calcext:value-type="string">
            <text:p>2025/May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31" office:value-type="string" calcext:value-type="string">
            <text:p>2024/Apr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inja2&gt;=3.1.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31" office:value-type="string" calcext:value-type="string">
            <text:p>2024/Nov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31" office:value-type="string" calcext:value-type="string">
            <text:p>2023/May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31" office:value-type="string" calcext:value-type="string">
            <text:p>2021/Mar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31" office:value-type="string" calcext:value-type="string">
            <text:p>2023/May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31" office:value-type="string" calcext:value-type="string">
            <text:p>2023/May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31" office:value-type="string" calcext:value-type="string">
            <text:p>2021/Mar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1" office:value-type="string" calcext:value-type="string">
            <text:p>2025/Aug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lask&gt;=0.8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31" office:value-type="string" calcext:value-type="string">
            <text:p>2024/Dec/05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ix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9" office:value-type="float" office:value="2025.2" calcext:value-type="float">
            <text:p>2025.2</text:p>
          </table:table-cell>
          <table:table-cell table:style-name="ce31" office:value-type="string" calcext:value-type="string">
            <text:p>2025/Mar/25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1" office:value-type="string" calcext:value-type="string">
            <text:p>2025/Aug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1" office:value-type="string" calcext:value-type="string">
            <text:p>2025/Aug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1" office:value-type="string" calcext:value-type="string">
            <text:p>2025/Aug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1" office:value-type="string" calcext:value-type="string">
            <text:p>2025/Aug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1" office:value-type="string" calcext:value-type="string">
            <text:p>2024/Ju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yping-extensions&gt;=4.6.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1" office:value-type="string" calcext:value-type="string">
            <text:p>2025/Jan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31" office:value-type="string" calcext:value-type="string">
            <text:p>2024/Mar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31" office:value-type="string" calcext:value-type="string">
            <text:p>2024/Dec/05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ix&gt;=1.5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1" office:value-type="string" calcext:value-type="string">
            <text:p>2025/Oct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31" office:value-type="string" calcext:value-type="string">
            <text:p>2024/Nov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2/Oct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31" office:value-type="string" calcext:value-type="string">
            <text:p>2025/Aug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31" office:value-type="string" calcext:value-type="string">
            <text:p>2025/Aug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31" office:value-type="string" calcext:value-type="string">
            <text:p>2024/Oct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31" office:value-type="string" calcext:value-type="string">
            <text:p>2024/Oct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1" office:value-type="string" calcext:value-type="string">
            <text:p>2025/Aug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greenlet&gt;=1.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31" office:value-type="string" calcext:value-type="string">
            <text:p>2023/Feb/10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9" office:value-type="float" office:value="0.19" calcext:value-type="float">
            <text:p>0.19</text:p>
          </table:table-cell>
          <table:table-cell table:style-name="ce31" office:value-type="string" calcext:value-type="string">
            <text:p>2023/Sep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31" office:value-type="string" calcext:value-type="string">
            <text:p>2023/Nov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9" office:value-type="float" office:value="0.7" calcext:value-type="float">
            <text:p>0.7</text:p>
          </table:table-cell>
          <table:table-cell table:style-name="ce31" office:value-type="string" calcext:value-type="string">
            <text:p>2017/Sep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1" office:value-type="string" calcext:value-type="string">
            <text:p>2020/Oct/1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1" office:value-type="string" calcext:value-type="string">
            <text:p>2020/Oct/1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31" office:value-type="string" calcext:value-type="string">
            <text:p>2024/Dec/05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ix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9" office:value-type="float" office:value="0.7" calcext:value-type="float">
            <text:p>0.7</text:p>
          </table:table-cell>
          <table:table-cell table:style-name="ce31" office:value-type="string" calcext:value-type="string">
            <text:p>2017/Sep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31" office:value-type="string" calcext:value-type="string">
            <text:p>2024/May/0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31" office:value-type="string" calcext:value-type="string">
            <text:p>2025/May/27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31" office:value-type="string" calcext:value-type="string">
            <text:p>2024/Nov/1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7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31" office:value-type="string" calcext:value-type="string">
            <text:p>2023/Nov/0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7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31" office:value-type="string" calcext:value-type="string">
            <text:p>2024/Nov/1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1" office:value-type="string" calcext:value-type="string">
            <text:p>2024/Sep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31" office:value-type="string" calcext:value-type="string">
            <text:p>2024/Nov/1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31" office:value-type="string" calcext:value-type="string">
            <text:p>2023/Nov/0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1" office:value-type="string" calcext:value-type="string">
            <text:p>2024/Sep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1" office:value-type="string" calcext:value-type="string">
            <text:p>2024/Sep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31" office:value-type="string" calcext:value-type="string">
            <text:p>2024/Nov/1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mqp&lt;6.0.0,&gt;=5.1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31" office:value-type="string" calcext:value-type="string">
            <text:p>2023/Nov/0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vine==5.1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0" office:value-type="string" calcext:value-type="string">
            <text:p>2025.2</text:p>
          </table:table-cell>
          <table:table-cell table:style-name="ce31" office:value-type="string" calcext:value-type="string">
            <text:p>2025/Mar/2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zdata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2/Nov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_client</text:p>
          </table:table-cell>
          <table:table-cell table:style-name="ce9" office:value-type="string" calcext:value-type="string">
            <text:p>0.21.1</text:p>
          </table:table-cell>
          <table:table-cell table:style-name="ce31" office:value-type="string" calcext:value-type="string">
            <text:p>2024/Dec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1" office:value-type="string" calcext:value-type="string">
            <text:p>2025/Jan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1" office:value-type="string" calcext:value-type="string">
            <text:p>2025/Aug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<text:s/>SQLAlchemy&gt;=1.3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10.13.24.14</text:p>
          </table:table-cell>
          <table:table-cell table:style-name="ce9" office:value-type="string" calcext:value-type="string">
            <text:p>Mako</text:p>
          </table:table-cell>
          <table:table-cell table:style-name="ce9" office:value-type="string" calcext:value-type="string">
            <text:p>1.3.10</text:p>
          </table:table-cell>
          <table:table-cell table:style-name="ce31" office:value-type="string" calcext:value-type="string">
            <text:p>2025/Apr/10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<text:s/>Mak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1" office:value-type="string" calcext:value-type="string">
            <text:p>2024/Ju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<text:s/>typing-extensions&gt;=4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31" office:value-type="string" calcext:value-type="string">
            <text:p>2022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31" office:value-type="string" calcext:value-type="string">
            <text:p>2021/Mar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1" office:value-type="string" calcext:value-type="string">
            <text:p>2025/Oct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31" office:value-type="string" calcext:value-type="string">
            <text:p>2024/Jul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lt;44,&gt;=41.0.5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1" office:value-type="string" calcext:value-type="string">
            <text:p>2025/Oct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Mar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31" office:value-type="string" calcext:value-type="string">
            <text:p>2023/Dec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31" office:value-type="string" calcext:value-type="string">
            <text:p>2023/Dec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Mar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1" office:value-type="string" calcext:value-type="string">
            <text:p>2025/Oct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1" office:value-type="string" calcext:value-type="string">
            <text:p>2025/Oct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 (&gt;=3.1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31" office:value-type="string" calcext:value-type="string">
            <text:p>2021/Mar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31" office:value-type="string" calcext:value-type="string">
            <text:p>2024/Jul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31" office:value-type="string" calcext:value-type="string">
            <text:p>2024/Mar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dateuti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 (&gt;=2.0.0,&lt;3.0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31" office:value-type="string" calcext:value-type="string">
            <text:p>2023/Dec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31" office:value-type="string" calcext:value-type="string">
            <text:p>2023/Dec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31" office:value-type="string" calcext:value-type="string">
            <text:p>2024/Jan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31" office:value-type="string" calcext:value-type="string">
            <text:p>2024/Jan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31" office:value-type="string" calcext:value-type="string">
            <text:p>2025/Mar/13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31" office:value-type="string" calcext:value-type="string">
            <text:p>2023/Dec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31" office:value-type="string" calcext:value-type="string">
            <text:p>2023/Dec/2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31" office:value-type="string" calcext:value-type="string">
            <text:p>2023/Dec/2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31" office:value-type="string" calcext:value-type="string">
            <text:p>2024/Jan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31" office:value-type="string" calcext:value-type="string">
            <text:p>2025/Mar/13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31" office:value-type="string" calcext:value-type="string">
            <text:p>2023/Dec/2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31" office:value-type="string" calcext:value-type="string">
            <text:p>2024/Jan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ferencing&gt;=0.28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31" office:value-type="string" calcext:value-type="string">
            <text:p>2023/Dec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rpds-py&gt;=0.7.1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31" office:value-type="string" calcext:value-type="string">
            <text:p>2022/Jun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31" office:value-type="string" calcext:value-type="string">
            <text:p>2023/Mar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31" office:value-type="string" calcext:value-type="string">
            <text:p>2025/Mar/25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parsing&gt;=2.4.2,&lt;4, !=3.0.0, !=3.0.1, !=3.0.2, !=3.0.3</text:p>
          </table:table-cell>
          <table:table-cell table:style-name="ce9" office:value-type="string" calcext:value-type="string">
            <text:p><text:s/>python_version&gt;'3.0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31" office:value-type="string" calcext:value-type="string">
            <text:p>2024/Oct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31" office:value-type="string" calcext:value-type="string">
            <text:p>2024/Jul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31" office:value-type="string" calcext:value-type="string">
            <text:p>2025/Jan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31" office:value-type="string" calcext:value-type="string">
            <text:p>2025/Mar/25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parsing&gt;=3.0.9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31" office:value-type="string" calcext:value-type="string">
            <text:p>2012/Apr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zip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1" office:value-type="string" calcext:value-type="string">
            <text:p>2023/Sep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31" office:value-type="string" calcext:value-type="string">
            <text:p>2023/Feb/2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31" office:value-type="string" calcext:value-type="string">
            <text:p>2023/Jul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31" office:value-type="string" calcext:value-type="string">
            <text:p>2023/Jul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31" office:value-type="string" calcext:value-type="string">
            <text:p>2023/Feb/2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1" office:value-type="string" calcext:value-type="string">
            <text:p>2023/Sep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1" office:value-type="string" calcext:value-type="string">
            <text:p>2023/Sep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8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31" office:value-type="string" calcext:value-type="string">
            <text:p>2012/Apr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zip</text:p>
          </table:table-cell>
          <table:table-cell table:style-name="ce31" table:number-columns-repeated="2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9" office:value-type="float" office:value="2025.2" calcext:value-type="float">
            <text:p>2025.2</text:p>
          </table:table-cell>
          <table:table-cell table:style-name="ce31" office:value-type="string" calcext:value-type="string">
            <text:p>2025/Mar/25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1" office:value-type="string" calcext:value-type="string">
            <text:p>2024/May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etaddr&gt;=0.7.12</text:p>
          </table:table-cell>
          <table:table-cell table:style-name="ce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31" office:value-type="string" calcext:value-type="string">
            <text:p>2023/Jul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31" office:value-type="string" calcext:value-type="string">
            <text:p>2022/Nov/2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31" office:value-type="string" calcext:value-type="string">
            <text:p>2024/Dec/05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ix&gt;=1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31" office:value-type="string" calcext:value-type="string">
            <text:p>2022/Jun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9" office:value-type="float" office:value="1.33" calcext:value-type="float">
            <text:p>1.33</text:p>
          </table:table-cell>
          <table:table-cell table:style-name="ce31" office:value-type="string" calcext:value-type="string">
            <text:p>2023/Jun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patch (&gt;=1,&lt;2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 (&gt;=4,&lt;5)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1</text:p>
          </table:table-cell>
          <table:table-cell table:style-name="ce9" office:value-type="string" calcext:value-type="string">
            <text:p>invoke</text:p>
          </table:table-cell>
          <table:table-cell table:style-name="ce9" office:value-type="string" calcext:value-type="string">
            <text:p>2.2.1</text:p>
          </table:table-cell>
          <table:table-cell table:style-name="ce31" office:value-type="string" calcext:value-type="string">
            <text:p>2025/Oct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invoke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31" office:value-type="string" calcext:value-type="string">
            <text:p>2025/Aug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31" office:value-type="string" calcext:value-type="string">
            <text:p>2022/Ja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ynacl&gt;=1.5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31" office:value-type="string" calcext:value-type="string">
            <text:p>2024/Sep/0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/>
          <table:table-cell table:style-name="ce31" office:value-type="string" calcext:value-type="string">
            <text:p>hidden</text:p>
          </table:table-cell>
          <table:table-cell table:style-name="ce9" office:value-type="string" calcext:value-type="string">
            <text:p>cffi&gt;=1.4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9" office:value-type="float" office:value="2.23" calcext:value-type="float">
            <text:p>2.23</text:p>
          </table:table-cell>
          <table:table-cell table:style-name="ce31" office:value-type="string" calcext:value-type="string">
            <text:p>2025/Sep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/>
          <table:table-cell table:style-name="ce31" office:value-type="string" calcext:value-type="string">
            <text:p>hidden</text:p>
          </table:table-cell>
          <table:table-cell table:style-name="ce9" office:value-type="string" calcext:value-type="string">
            <text:p>pycparser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31" office:value-type="string" calcext:value-type="string">
            <text:p>2025/Aug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31" office:value-type="string" calcext:value-type="string">
            <text:p>2025/Aug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2/Oct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bcrypt&gt;=3.2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gt;=3.3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1</text:p>
          </table:table-cell>
          <table:table-cell table:style-name="ce9" office:value-type="string" calcext:value-type="string">
            <text:p>invoke</text:p>
          </table:table-cell>
          <table:table-cell table:style-name="ce9" office:value-type="string" calcext:value-type="string">
            <text:p>2.2.1</text:p>
          </table:table-cell>
          <table:table-cell table:style-name="ce31" office:value-type="string" calcext:value-type="string">
            <text:p>2025/Oct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invoke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31" office:value-type="string" calcext:value-type="string">
            <text:p>2022/Ja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nacl&gt;=1.5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31" office:value-type="string" calcext:value-type="string">
            <text:p>2024/Mar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 &gt;= 3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1" office:value-type="string" calcext:value-type="string">
            <text:p>2024/Ju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yping_extensions &gt;= 4.5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31" office:value-type="string" calcext:value-type="string">
            <text:p>2025/May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5</text:p>
          </table:table-cell>
          <table:table-cell table:style-name="ce9" office:value-type="string" calcext:value-type="string">
            <text:p>redis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string" calcext:value-type="string">
            <text:p>2025/Jun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redi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31" office:value-type="string" calcext:value-type="string">
            <text:p>2025/May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31" office:value-type="string" calcext:value-type="string">
            <text:p>2025/May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a.08.91.20.19</text:p>
          </table:table-cell>
          <table:table-cell table:style-name="ce9" office:value-type="string" calcext:value-type="string">
            <text:p>NumPy</text:p>
          </table:table-cell>
          <table:table-cell table:style-name="ce9" office:value-type="string" calcext:value-type="string">
            <text:p>2.3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umpy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31" office:value-type="string" calcext:value-type="string">
            <text:p>2024/Mar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5</text:p>
          </table:table-cell>
          <table:table-cell table:style-name="ce9" office:value-type="string" calcext:value-type="string">
            <text:p>redis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string" calcext:value-type="string">
            <text:p>2025/Jun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di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77</text:p>
          </table:table-cell>
          <table:table-cell table:style-name="ce9" office:value-type="string" calcext:value-type="string">
            <text:p>sortedcontainers</text:p>
          </table:table-cell>
          <table:table-cell table:style-name="ce9" office:value-type="string" calcext:value-type="string">
            <text:p>2.4.0</text:p>
          </table:table-cell>
          <table:table-cell table:style-name="ce31" office:value-type="string" calcext:value-type="string">
            <text:p>2021/May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sortedcontainer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8</text:p>
          </table:table-cell>
          <table:table-cell table:style-name="ce9" office:value-type="string" calcext:value-type="string">
            <text:p>ovs</text:p>
          </table:table-cell>
          <table:table-cell table:style-name="ce9" office:value-type="string" calcext:value-type="string">
            <text:p>3.5.2</text:p>
          </table:table-cell>
          <table:table-cell table:style-name="ce31" office:value-type="string" calcext:value-type="string">
            <text:p>2025/Aug/3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vs&gt;=2.10.0</text:p>
          </table:table-cell>
          <table:table-cell table:style-name="ce9" office:value-type="string" calcext:value-type="string">
            <text:p>Apache-2.0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 office:value-type="string" calcext:value-type="string">
            <text:p>2025/Aug/30</text:p>
          </table:table-cell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8</text:p>
          </table:table-cell>
          <table:table-cell table:style-name="ce9" office:value-type="string" calcext:value-type="string">
            <text:p>ovs</text:p>
          </table:table-cell>
          <table:table-cell table:style-name="ce9" office:value-type="string" calcext:value-type="string">
            <text:p>3.5.2</text:p>
          </table:table-cell>
          <table:table-cell table:style-name="ce31" office:value-type="string" calcext:value-type="string">
            <text:p>2025/Aug/3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vs&gt;=2.10.0</text:p>
          </table:table-cell>
          <table:table-cell table:style-name="ce9" office:value-type="string" calcext:value-type="string">
            <text:p>Apache-2.0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 office:value-type="string" calcext:value-type="string">
            <text:p>2025/Aug/30</text:p>
          </table:table-cell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77</text:p>
          </table:table-cell>
          <table:table-cell table:style-name="ce9" office:value-type="string" calcext:value-type="string">
            <text:p>sortedcontainers</text:p>
          </table:table-cell>
          <table:table-cell table:style-name="ce9" office:value-type="string" calcext:value-type="string">
            <text:p>2.4.0</text:p>
          </table:table-cell>
          <table:table-cell table:style-name="ce31" office:value-type="string" calcext:value-type="string">
            <text:p>2021/May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ortedcontainer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24" office:value-type="string" calcext:value-type="string">
            <text:p>B:</text:p>
          </table:table-cell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24" office:value-type="string" calcext:value-type="string">
            <text:p>A:</text:p>
          </table:table-cell>
          <table:table-cell table:style-name="ce9" office:value-type="string" calcext:value-type="string">
            <text:p>i1.1.79</text:p>
          </table:table-cell>
          <table:table-cell table:style-name="ce9" office:value-type="string" calcext:value-type="string">
            <text:p>pyroute2</text:p>
          </table:table-cell>
          <table:table-cell table:style-name="ce9" office:value-type="string" calcext:value-type="string">
            <text:p>0.8.1</text:p>
          </table:table-cell>
          <table:table-cell table:style-name="ce31" office:value-type="string" calcext:value-type="string">
            <text:p>2024/Dec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yroute2&gt;=0.5.2;sys_platform!='win32'</text:p>
          </table:table-cell>
          <table:table-cell table:style-name="ce9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80</text:p>
          </table:table-cell>
          <table:table-cell table:style-name="ce9" office:value-type="string" calcext:value-type="string">
            <text:p>voluptuous</text:p>
          </table:table-cell>
          <table:table-cell table:style-name="ce9" office:value-type="string" calcext:value-type="string">
            <text:p>0.15.2</text:p>
          </table:table-cell>
          <table:table-cell table:style-name="ce31" office:value-type="string" calcext:value-type="string">
            <text:p>2024/Jul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voluptuous&gt;=0.8.9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3">
          <table:table-cell table:number-columns-repeated="14"/>
          <table:table-cell table:style-name="ce36" table:number-columns-repeated="16370"/>
        </table:table-row>
        <table:table-row table:style-name="ro1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31" office:value-type="string" calcext:value-type="string">
            <text:p>2025/May/27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31" office:value-type="string" calcext:value-type="string">
            <text:p>2025/Apr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3/May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31" office:value-type="string" calcext:value-type="string">
            <text:p>2015/May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1" office:value-type="string" calcext:value-type="string">
            <text:p>2019/May/1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3/Aug/31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31" office:value-type="string" calcext:value-type="string">
            <text:p>2021/Jul/1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31" office:value-type="string" calcext:value-type="string">
            <text:p>2023/Feb/10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5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1" office:value-type="string" calcext:value-type="string">
            <text:p>2025/Mar/03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1" office:value-type="string" calcext:value-type="string">
            <text:p>2019/May/1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31" office:value-type="string" calcext:value-type="string">
            <text:p>2018/Feb/01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31" office:value-type="string" calcext:value-type="string">
            <text:p>2023/Nov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3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3/Aug/31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31" office:value-type="string" calcext:value-type="string">
            <text:p>2021/Jul/1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31" office:value-type="string" calcext:value-type="string">
            <text:p>2024/Aug/29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2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3">
          <table:table-cell table:number-columns-repeated="14"/>
          <table:table-cell table:style-name="ce36" table:number-columns-repeated="16370"/>
        </table:table-row>
        <table:table-row table:style-name="ro1" table:number-rows-repeated="5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5"/>
          <table:table-cell table:style-name="ce5" office:value-type="string" calcext:value-type="string">
            <text:p>OpenStack Library Projects – non-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5"/>
          <table:table-cell table:style-name="ce36" table:number-columns-repeated="16370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4"/>
          <table:table-cell table:style-name="ce36" table:number-columns-repeated="16370"/>
        </table:table-row>
        <table:table-row table:style-name="ro1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1" office:value-type="string" calcext:value-type="string">
            <text:p>2025/Jan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1" office:value-type="string" calcext:value-type="string">
            <text:p>2025/Mar/03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5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5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5"/>
          <table:table-cell table:style-name="ce36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31" office:value-type="string" calcext:value-type="string">
            <text:p>2023/Oct/1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31" office:value-type="string" calcext:value-type="string">
            <text:p>2025/Jan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1" office:value-type="string" calcext:value-type="string">
            <text:p>2024/Aug/07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YAML&gt;=3.1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3/Oct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iso8601&gt;=2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1" office:value-type="string" calcext:value-type="string">
            <text:p>2019/May/1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1" office:value-type="string" calcext:value-type="string">
            <text:p>2024/Ju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5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1" office:value-type="string" calcext:value-type="string">
            <text:p>2025/Mar/03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4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5</text:p>
          </table:table-cell>
          <table:table-cell table:style-name="ce9" office:value-type="string" calcext:value-type="string">
            <text:p>oslo.rootwrap</text:p>
          </table:table-cell>
          <table:table-cell table:style-name="ce9" office:value-type="string" calcext:value-type="string">
            <text:p>7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rootwrap&gt;=5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31" office:value-type="string" calcext:value-type="string">
            <text:p>2023/Feb/10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1" office:value-type="string" calcext:value-type="string">
            <text:p>2025/Mar/03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1" office:value-type="string" calcext:value-type="string">
            <text:p>2024/May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31" office:value-type="string" calcext:value-type="string">
            <text:p>2022/Jan/1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1" office:value-type="string" calcext:value-type="string">
            <text:p>2024/Aug/07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5/Jan/29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31" office:value-type="string" calcext:value-type="string">
            <text:p>2023/Feb/10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3/Oct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1" office:value-type="string" calcext:value-type="string">
            <text:p>2024/May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31" office:value-type="string" calcext:value-type="string">
            <text:p>2025/Mar/25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parsing&gt;=2.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20" office:value-type="string" calcext:value-type="string">
            <text:p>25.0</text:p>
          </table:table-cell>
          <table:table-cell table:style-name="ce31" office:value-type="string" calcext:value-type="string">
            <text:p>2025/Apr/19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0" office:value-type="string" calcext:value-type="string">
            <text:p>2025.2</text:p>
          </table:table-cell>
          <table:table-cell table:style-name="ce31" office:value-type="string" calcext:value-type="string">
            <text:p>2025/Mar/2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1" office:value-type="string" calcext:value-type="string">
            <text:p>2024/Aug/07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Feb/14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6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31" office:value-type="string" calcext:value-type="string">
            <text:p>2023/Feb/10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5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1" office:value-type="string" calcext:value-type="string">
            <text:p>2025/Mar/03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9" office:value-type="float" office:value="0.19" calcext:value-type="float">
            <text:p>0.19</text:p>
          </table:table-cell>
          <table:table-cell table:style-name="ce31" office:value-type="string" calcext:value-type="string">
            <text:p>2023/Sep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31" office:value-type="string" calcext:value-type="string">
            <text:p>2023/Feb/10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2/Nov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2/Oct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31" office:value-type="string" calcext:value-type="string">
            <text:p>2025/Jun/13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msgpack&gt;=0.5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0" office:value-type="string" calcext:value-type="string">
            <text:p>2025.2</text:p>
          </table:table-cell>
          <table:table-cell table:style-name="ce31" office:value-type="string" calcext:value-type="string">
            <text:p>2025/Mar/2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5/Jan/29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2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31" office:value-type="string" calcext:value-type="string">
            <text:p>2024/Mar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41.0</text:p>
          </table:table-cell>
          <table:table-cell table:style-name="ce9"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44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6.9.0</text:p>
          </table:table-cell>
          <table:table-cell table:style-name="ce9"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-client</text:p>
          </table:table-cell>
          <table:table-cell table:style-name="ce9" office:value-type="string" calcext:value-type="string">
            <text:p>0.21.1</text:p>
          </table:table-cell>
          <table:table-cell table:style-name="ce31" office:value-type="string" calcext:value-type="string">
            <text:p>2024/Dec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1" office:value-type="string" calcext:value-type="string">
            <text:p>2024/Aug/07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4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6" table:number-columns-repeated="16370"/>
        </table:table-row>
        <table:table-row table:style-name="ro1">
          <table:table-cell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6" table:number-columns-repeated="16370"/>
        </table:table-row>
        <table:table-row table:style-name="ro1">
          <table:table-cell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6" table:number-columns-repeated="16370"/>
        </table:table-row>
        <table:table-row table:style-name="ro1">
          <table:table-cell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Feb/14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6" table:number-columns-repeated="16370"/>
        </table:table-row>
        <table:table-row table:style-name="ro1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6" table:number-columns-repeated="16370"/>
        </table:table-row>
        <table:table-row table:style-name="ro1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6" table:number-columns-repeated="16370"/>
        </table:table-row>
        <table:table-row table:style-name="ro1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5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 2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1" office:value-type="string" calcext:value-type="string">
            <text:p>2025/Aug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4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31" office:value-type="string" calcext:value-type="string">
            <text:p>2023/Nov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1" office:value-type="string" calcext:value-type="string">
            <text:p>2020/Oct/1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31" office:value-type="string" calcext:value-type="string">
            <text:p>2024/May/0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31" office:value-type="string" calcext:value-type="string">
            <text:p>2024/Nov/1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3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5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1" office:value-type="string" calcext:value-type="string">
            <text:p>2024/Aug/07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31" office:value-type="string" calcext:value-type="string">
            <text:p>2024/Nov/1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1" office:value-type="string" calcext:value-type="string">
            <text:p>2024/Sep/1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5.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31" office:value-type="string" calcext:value-type="string">
            <text:p>2024/Sep/0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ffi&gt;=1.1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eventlet&gt;=0.2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1" office:value-type="string" calcext:value-type="string">
            <text:p>2025/Aug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greenlet&gt;=0.4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31" office:value-type="string" calcext:value-type="string">
            <text:p>2025/Jun/13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msgpack&gt;=0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too many failuers</text:p>
          </table:table-cell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7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3/Oct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1" office:value-type="string" calcext:value-type="string">
            <text:p>2024/May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5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liff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5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1" office:value-type="string" calcext:value-type="string">
            <text:p>2025/Mar/03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5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4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table:number-columns-repeated="16375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31" office:value-type="string" calcext:value-type="string">
            <text:p>2022/Jun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31" office:value-type="string" calcext:value-type="string">
            <text:p>2023/Nov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rapt&gt;=1.7.0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31" office:value-type="string" calcext:value-type="string">
            <text:p>2024/Jul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OpenSSL&gt;=1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20" office:value-type="string" calcext:value-type="string">
            <text:p>25.0</text:p>
          </table:table-cell>
          <table:table-cell table:style-name="ce31" office:value-type="string" calcext:value-type="string">
            <text:p>2025/Apr/19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5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1" office:value-type="string" calcext:value-type="string">
            <text:p>2025/Jan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corator&gt;=4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3.0.0</text:p>
          </table:table-cell>
          <table:table-cell table:style-name="ce9" table:number-columns-repeated="16374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31" office:value-type="string" calcext:value-type="string">
            <text:p>2025/Apr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1.8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3/May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5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31" office:value-type="string" calcext:value-type="string">
            <text:p>2024/Jun/1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style-name="ce24"/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31" office:value-type="string" calcext:value-type="string">
            <text:p>2024/Jun/1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3/May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31" office:value-type="string" calcext:value-type="string">
            <text:p>2015/May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31" office:value-type="string" calcext:value-type="string">
            <text:p>2015/May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 &gt;= 0.1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31" office:value-type="string" calcext:value-type="string">
            <text:p>2024/Jun/1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5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5/Jan/29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1" office:value-type="string" calcext:value-type="string">
            <text:p>2024/May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31" office:value-type="string" calcext:value-type="string">
            <text:p>2023/Feb/10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eventlet&gt;=0.2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80</text:p>
          </table:table-cell>
          <table:table-cell table:style-name="ce9" office:value-type="string" calcext:value-type="string">
            <text:p>voluptuous</text:p>
          </table:table-cell>
          <table:table-cell table:style-name="ce9" office:value-type="string" calcext:value-type="string">
            <text:p>0.15.2</text:p>
          </table:table-cell>
          <table:table-cell table:style-name="ce31" office:value-type="string" calcext:value-type="string">
            <text:p>2024/Jul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voluptuous&gt;=0.8.9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31" office:value-type="string" calcext:value-type="string">
            <text:p>2025/Jun/13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msgpack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9" office:value-type="float" office:value="0.19" calcext:value-type="float">
            <text:p>0.19</text:p>
          </table:table-cell>
          <table:table-cell table:style-name="ce31" office:value-type="string" calcext:value-type="string">
            <text:p>2023/Sep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asteners&gt;=0.7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31" office:value-type="string" calcext:value-type="string">
            <text:p>2024/Jul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nacity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3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1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6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  <table:table-cell table:style-name="ce36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3" table:number-columns-repeated="3"/>
          <table:table-cell table:number-columns-repeated="7"/>
          <table:table-cell table:style-name="ce36" table:number-columns-repeated="16370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eventlet!=0.18.3,!=0.20.1,&gt;=0.1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1" office:value-type="string" calcext:value-type="string">
            <text:p>2025/Jan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3/Oct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31" office:value-type="string" calcext:value-type="string">
            <text:p>2022/Jun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9" office:value-type="float" office:value="1.33" calcext:value-type="float">
            <text:p>1.33</text:p>
          </table:table-cell>
          <table:table-cell table:style-name="ce31" office:value-type="string" calcext:value-type="string">
            <text:p>2023/Jun/1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1" office:value-type="string" calcext:value-type="string">
            <text:p>2019/May/1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31" office:value-type="string" calcext:value-type="string">
            <text:p>2025/May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Feb/14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1" office:value-type="string" calcext:value-type="string">
            <text:p>2024/Aug/07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31" office:value-type="string" calcext:value-type="string">
            <text:p>2018/Feb/01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1" office:value-type="string" calcext:value-type="string">
            <text:p>2024/Jun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yping-extensions&gt;=4.12.0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3.01</text:p>
          </table:table-cell>
          <table:table-cell table:style-name="ce9" office:value-type="string" calcext:value-type="string">
            <text:p>os-client-config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0/Apr/03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client-config&gt;=1.2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1"/>
          <table:table-cell table:style-name="ce2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23" table:number-columns-repeated="16373"/>
        </table:table-row>
        <table:table-row table:style-name="ro2">
          <table:table-cell table:number-columns-repeated="11"/>
          <table:table-cell table:style-name="ce23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5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9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4.1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rivsep&gt;=3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4.3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6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31" office:value-type="string" calcext:value-type="string">
            <text:p>2024/Jul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nacity&gt;=6.3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31" office:value-type="string" calcext:value-type="string">
            <text:p>2023/Feb/10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Feb/14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sutil&gt;=5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24" office:value-type="string" calcext:value-type="string">
            <text:p>A:</text:p>
          </table:table-cell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3/May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ixtures&gt;=3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1" office:value-type="string" calcext:value-type="string">
            <text:p>2024/May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7</text:p>
          </table:table-cell>
          <table:table-cell table:style-name="ce9" office:value-type="string" calcext:value-type="string">
            <text:p>ovs</text:p>
          </table:table-cell>
          <table:table-cell table:style-name="ce9" office:value-type="string" calcext:value-type="string">
            <text:p>3.5.2</text:p>
          </table:table-cell>
          <table:table-cell table:style-name="ce31" office:value-type="string" calcext:value-type="string">
            <text:p>2025/Aug/3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vs&gt;=2.10.0</text:p>
          </table:table-cell>
          <table:table-cell table:style-name="ce9" office:value-type="string" calcext:value-type="string">
            <text:p>Apache-2.0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 office:value-type="string" calcext:value-type="string">
            <text:p>2025/Aug/30</text:p>
          </table:table-cell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-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-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23" table:number-columns-repeated="16370"/>
        </table:table-row>
        <table:table-row table:style-name="ro2">
          <table:table-cell table:style-name="ce2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23" table:number-columns-repeated="16373"/>
        </table:table-row>
        <table:table-row table:style-name="ro2">
          <table:table-cell table:style-name="ce2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23" table:number-columns-repeated="16373"/>
        </table:table-row>
        <table:table-row table:style-name="ro2">
          <table:table-cell table:style-name="ce2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23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3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rivsep&gt;=1.23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2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2.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2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1.1.79</text:p>
          </table:table-cell>
          <table:table-cell table:style-name="ce9" office:value-type="string" calcext:value-type="string">
            <text:p>pyroute2</text:p>
          </table:table-cell>
          <table:table-cell table:style-name="ce9" office:value-type="string" calcext:value-type="string">
            <text:p>0.8.1</text:p>
          </table:table-cell>
          <table:table-cell table:style-name="ce31" office:value-type="string" calcext:value-type="string">
            <text:p>2024/Dec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route2&gt;=0.5.2;sys_platform!='win32'</text:p>
          </table:table-cell>
          <table:table-cell table:style-name="ce9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liff&gt;=3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5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3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9" office:value-type="float" office:value="0.19" calcext:value-type="float">
            <text:p>0.19</text:p>
          </table:table-cell>
          <table:table-cell table:style-name="ce31" office:value-type="string" calcext:value-type="string">
            <text:p>2023/Sep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asteners&gt;=0.17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31" office:value-type="string" calcext:value-type="string">
            <text:p>2024/Oct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3/Aug/31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31" office:value-type="string" calcext:value-type="string">
            <text:p>2024/Jul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31" office:value-type="string" calcext:value-type="string">
            <text:p>2025/Jan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 table:number-rows-repeated="5">
          <table:table-cell table:number-columns-repeated="16"/>
          <table:table-cell table:style-name="ce2" table:number-columns-repeated="16368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1" office:value-type="string" calcext:value-type="string">
            <text:p>2025/Jan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ogpile.cache&gt;=1.3.3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1" office:value-type="string" calcext:value-type="string">
            <text:p>2025/Jan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1" office:value-type="string" calcext:value-type="string">
            <text:p>2025/Aug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31" office:value-type="string" calcext:value-type="string">
            <text:p>2025/Apr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31" office:value-type="string" calcext:value-type="string">
            <text:p>2015/May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0.4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5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table:number-columns-repeated="5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5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1.6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gt;=2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2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1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5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5"/>
          <table:table-cell table:style-name="ce36" table:number-columns-repeated="16370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3.01</text:p>
          </table:table-cell>
          <table:table-cell table:style-name="ce9" office:value-type="string" calcext:value-type="string">
            <text:p>os-client-config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0/Apr/03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os-client-config&gt;=1.2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5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5/Jan/29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31" office:value-type="string" calcext:value-type="string">
            <text:p>2024/Nov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5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liff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3/Oct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1" office:value-type="string" calcext:value-type="string">
            <text:p>2024/May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1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3.01</text:p>
          </table:table-cell>
          <table:table-cell table:style-name="ce9" office:value-type="string" calcext:value-type="string">
            <text:p>os-client-config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0/Apr/03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client-config&gt;=1.2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 table:number-rows-repeated="3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Other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1" office:value-type="date" office:date-value="2025-07-02" calcext:value-type="date">
            <text:p>2025/Jul/02</text:p>
          </table:table-cell>
          <table:table-cell table:style-name="ce31" office:value-type="string" calcext:value-type="string">
            <text:p>OS other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table:number-columns-repeated="16375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3/Oct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1" office:value-type="string" calcext:value-type="string">
            <text:p>2024/Nov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1" office:value-type="string" calcext:value-type="string">
            <text:p>2025/Mar/03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2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 table:number-rows-repeated="4">
          <table:table-cell table:number-columns-repeated="14"/>
          <table:table-cell table:style-name="ce36" table:number-columns-repeated="16370"/>
        </table:table-row>
        <table:table-row table:style-name="ro1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ervice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table:number-columns-repeated="16375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1" office:value-type="string" calcext:value-type="string">
            <text:p>2025/Aug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31" office:value-type="string" calcext:value-type="string">
            <text:p>2023/May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1" office:value-type="string" calcext:value-type="string">
            <text:p>2025/Aug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2/Oct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31" office:value-type="string" calcext:value-type="string">
            <text:p>2025/Aug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31" office:value-type="string" calcext:value-type="string">
            <text:p>2022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1" office:value-type="string" calcext:value-type="string">
            <text:p>2025/Oct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31" office:value-type="string" calcext:value-type="string">
            <text:p>2024/Nov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JWT&gt;=1.6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1" office:value-type="string" calcext:value-type="string">
            <text:p>2025/Jan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ogpile.cache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1" office:value-type="string" calcext:value-type="string">
            <text:p>2025/Jan/29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31" office:value-type="string" calcext:value-type="string">
            <text:p>2025/Jun/13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msgpack&gt;=0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table:number-columns-repeated="16375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31" office:value-type="string" calcext:value-type="string">
            <text:p>2021/Mar/0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fusedxml&gt;=0.7.1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1" office:value-type="string" calcext:value-type="string">
            <text:p>2025/Aug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QLAlchemy&gt;=1.3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eventlet&gt;=0.33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31" office:value-type="string" calcext:value-type="string">
            <text:p>2023/Nov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1" office:value-type="string" calcext:value-type="string">
            <text:p>2020/Oct/1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8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1" office:value-type="string" calcext:value-type="string">
            <text:p>2025/Jan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31" office:value-type="string" calcext:value-type="string">
            <text:p>2023/Mar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4.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7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!=3.0.0,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3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1" office:value-type="string" calcext:value-type="string">
            <text:p>2025/Mar/1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1" office:value-type="string" calcext:value-type="string">
            <text:p>2023/Sep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31" office:value-type="string" calcext:value-type="string">
            <text:p>2024/May/0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5.29.0,!=9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31" office:value-type="string" calcext:value-type="string">
            <text:p>2022/Nov/2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1" office:value-type="string" calcext:value-type="string">
            <text:p>2024/Aug/27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gt;=2.6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astellan&gt;=0.1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Yes</text:p>
          </table:table-cell>
          <table:table-cell table:style-name="ce31"/>
          <table:table-cell table:style-name="ce9" table:number-columns-repeated="16375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1" office:value-type="string" calcext:value-type="string">
            <text:p>2025/Aug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1" office:value-type="string" calcext:value-type="string">
            <text:p>2020/Oct/1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6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31" office:value-type="string" calcext:value-type="string">
            <text:p>2021/Jul/1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31" office:value-type="string" calcext:value-type="string">
            <text:p>2024/Aug/29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31" office:value-type="string" calcext:value-type="string">
            <text:p>2025/Aug/25</text:p>
          </table:table-cell>
          <table:table-cell table:style-name="ce31" office:value-type="string" calcext:value-type="string">
            <text:p>OS svc prj</text:p>
          </table:table-cell>
          <table:table-cell table:style-name="ce31" office:value-type="string" calcext:value-type="string">
            <text:p>tar.gz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9" table:number-columns-repeated="16375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1" office:value-type="date" office:date-value="2025-02-04" calcext:value-type="date">
            <text:p>2025/Feb/04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1" office:value-type="string" calcext:value-type="string">
            <text:p>2025/Aug/1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QLAlchemy&gt;=1.4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decorator&gt;=4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eventlet&gt;=0.30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31" office:value-type="string" calcext:value-type="string">
            <text:p>2025/Mar/06</text:p>
          </table:table-cell>
          <table:table-cell table:style-name="ce31" office:value-type="string" calcext:value-type="string">
            <text:p>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middleware&gt;=4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3</text:p>
          </table:table-cell>
          <table:table-cell table:style-name="ce9" office:value-type="string" calcext:value-type="string">
            <text:p>lxml</text:p>
          </table:table-cell>
          <table:table-cell table:style-name="ce9" office:value-type="string" calcext:value-type="string">
            <text:p>6.0.2</text:p>
          </table:table-cell>
          <table:table-cell table:style-name="ce31" office:value-type="string" calcext:value-type="string">
            <text:p>2025/Sep/22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lxml&gt;=4.5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1" office:value-type="string" calcext:value-type="string">
            <text:p>2020/Oct/1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1" office:value-type="string" calcext:value-type="string">
            <text:p>2024/Oct/1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1" office:value-type="string" calcext:value-type="string">
            <text:p>2024/Oct/2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1" office:value-type="string" calcext:value-type="string">
            <text:p>2025/Aug/07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31" office:value-type="string" calcext:value-type="string">
            <text:p>2023/Nov/2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31" office:value-type="string" calcext:value-type="string">
            <text:p>2024/May/01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1" office:value-type="string" calcext:value-type="string">
            <text:p>2025/Jan/2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alembic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1" office:value-type="string" calcext:value-type="string">
            <text:p>2024/May/2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31" office:value-type="string" calcext:value-type="string">
            <text:p>2025/Aug/04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1" office:value-type="string" calcext:value-type="string">
            <text:p>2023/Oct/03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whl</text:p>
          </table:table-cell>
          <table:table-cell table:style-name="ce3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1" office:value-type="string" calcext:value-type="string">
            <text:p>2024/Jul/09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jsonschema&gt;=4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1" office:value-type="string" calcext:value-type="string">
            <text:p>2025/Mar/03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cinderclient&gt;=4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keystoneauth1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3.21</text:p>
          </table:table-cell>
          <table:table-cell table:style-name="ce9" office:value-type="string" calcext:value-type="string">
            <text:p>python-neutronclient</text:p>
          </table:table-cell>
          <table:table-cell table:style-name="ce9" office:value-type="string" calcext:value-type="string">
            <text:p>11.4.0</text:p>
          </table:table-cell>
          <table:table-cell table:style-name="ce31" office:value-type="string" calcext:value-type="string">
            <text:p>2025/Jan/16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neutronclient&gt;=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1" office:value-type="string" calcext:value-type="string">
            <text:p>2025/Feb/28</text:p>
          </table:table-cell>
          <table:table-cell table:style-name="ce31" office:value-type="string" calcext:value-type="string">
            <text:p>OS svc clnt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glanceclient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1" office:value-type="string" calcext:value-type="string">
            <text:p>2025/Aug/19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1" office:value-type="string" calcext:value-type="string">
            <text:p>2025/Feb/20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31" office:value-type="string" calcext:value-type="string">
            <text:p>2025/May/26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1" office:value-type="string" calcext:value-type="string">
            <text:p>2025/Jul/25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currency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fig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context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og&gt;=4.6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limit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ialization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utils&gt;=8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db&gt;=10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5</text:p>
          </table:table-cell>
          <table:table-cell table:style-name="ce9" office:value-type="string" calcext:value-type="string">
            <text:p>oslo.rootwrap</text:p>
          </table:table-cell>
          <table:table-cell table:style-name="ce9" office:value-type="string" calcext:value-type="string">
            <text:p>7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rootwrap&gt;=5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36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essaging&gt;=14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1" office:value-type="string" calcext:value-type="string">
            <text:p>2025/Feb/26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31" office:value-type="string" calcext:value-type="string">
            <text:p>2022/Jan/10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Feb/14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31" office:value-type="string" calcext:value-type="string">
            <text:p>2021/Jul/1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31" office:value-type="string" calcext:value-type="string">
            <text:p>2025/Apr/0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-vif</text:p>
          </table:table-cell>
          <table:table-cell table:style-name="ce9" office:value-type="string" calcext:value-type="string">
            <text:p>4.1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1" office:value-type="string" calcext:value-type="string">
            <text:p>2025/Feb/21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astellan&gt;=0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31" office:value-type="string" calcext:value-type="string">
            <text:p>2024/Aug/29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31" office:value-type="string" calcext:value-type="string">
            <text:p>2025/Jun/05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1" office:value-type="string" calcext:value-type="string">
            <text:p>2022/Nov/2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31" office:value-type="string" calcext:value-type="string">
            <text:p>2022/Nov/25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retrying&gt;=1.3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1" office:value-type="string" calcext:value-type="string">
            <text:p>2019/May/12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31" office:value-type="string" calcext:value-type="string">
            <text:p>2024/Mar/02</text:p>
          </table:table-cell>
          <table:table-cell table:style-name="ce31" office:value-type="string" calcext:value-type="string">
            <text:p>Pypi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1" office:value-type="string" calcext:value-type="string">
            <text:p>2024/Feb/23</text:p>
          </table:table-cell>
          <table:table-cell table:style-name="ce31" office:value-type="string" calcext:value-type="string">
            <text:p>OS tar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futurist&gt;=1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1" office:value-type="string" calcext:value-type="string">
            <text:p>2025/Feb/27</text:p>
          </table:table-cell>
          <table:table-cell table:style-name="ce31" office:value-type="string" calcext:value-type="string">
            <text:p>OS lib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openstacksdk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1" office:value-type="string" calcext:value-type="string">
            <text:p>2024/Aug/07</text:p>
          </table:table-cell>
          <table:table-cell table:style-name="ce31" office:value-type="string" calcext:value-type="string">
            <text:p>BLfS</text:p>
          </table:table-cell>
          <table:table-cell table:style-name="ce31" office:value-type="string" calcext:value-type="string">
            <text:p>tar.gz</text:p>
          </table:table-cell>
          <table:table-cell table:style-name="ce3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9"/>
          <table:table-cell table:style-name="ce2" table:number-columns-repeated="16368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br&gt;=4.0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aste&gt;=2.0.2</text:p>
          </table:table-cell>
          <table:table-cell office:value-type="string" calcext:value-type="string">
            <text:p>MIT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asteDeploy&gt;=1.5.0</text:p>
          </table:table-cell>
          <table:table-cell office:value-type="string" calcext:value-type="string">
            <text:p>MIT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Routes&gt;=2.3.1</text:p>
          </table:table-cell>
          <table:table-cell office:value-type="string" calcext:value-type="string">
            <text:p>MIT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debtcollector&gt;=1.19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decorator&gt;=4.1.0</text:p>
          </table:table-cell>
          <table:table-cell office:value-type="string" calcext:value-type="string">
            <text:p>BSD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eventlet&gt;=0.36.1</text:p>
          </table:table-cell>
          <table:table-cell office:value-type="string" calcext:value-type="string">
            <text:p>MIT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ecan&gt;=1.4.0</text:p>
          </table:table-cell>
          <table:table-cell office:value-type="string" calcext:value-type="string">
            <text:p>BSD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httplib2&gt;=0.22.0</text:p>
          </table:table-cell>
          <table:table-cell office:value-type="string" calcext:value-type="string">
            <text:p>MIT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requests&gt;=2.32.3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keystonemiddleware&gt;=5.1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netaddr&gt;=0.7.18</text:p>
          </table:table-cell>
          <table:table-cell office:value-type="string" calcext:value-type="string">
            <text:p>BSD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ython-neutronclient&gt;=7.8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tenacity&gt;=6.0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SQLAlchemy&gt;=1.4.23</text:p>
          </table:table-cell>
          <table:table-cell office:value-type="string" calcext:value-type="string">
            <text:p>MIT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WebOb&gt;=1.8.2</text:p>
          </table:table-cell>
          <table:table-cell office:value-type="string" calcext:value-type="string">
            <text:p>MIT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keystoneauth1&gt;=3.14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alembic&gt;=1.6.5</text:p>
          </table:table-cell>
          <table:table-cell office:value-type="string" calcext:value-type="string">
            <text:p>MIT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stevedore&gt;=2.0.1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cache&gt;=1.26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concurrency&gt;=3.26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config&gt;=9.4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context&gt;=2.22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db&gt;=4.44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i18n&gt;=3.20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log&gt;=5.3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messaging&gt;=7.0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middleware&gt;=3.31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policy&gt;=4.5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privsep&gt;=2.3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reports&gt;=1.18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serialization&gt;=5.5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service&gt;=3.5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upgradecheck&gt;=1.3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utils&gt;=7.3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lo.versionedobjects&gt;=1.35.1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profiler&gt;=2.3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-ken&gt;=3.0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-resource-classes&gt;=1.1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vs&gt;=2.12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vsdbapp&gt;=2.11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sutil&gt;=6.1.0</text:p>
          </table:table-cell>
          <table:table-cell office:value-type="string" calcext:value-type="string">
            <text:p>BSD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yroute2&gt;=0.7.3;sys_platform!='win32'</text:p>
          </table:table-cell>
          <table:table-cell office:value-type="string" calcext:value-type="string">
            <text:p>Apache-2.0 (+ dual licensed GPL2)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yOpenSSL&gt;=17.1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ython-novaclient&gt;=9.1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penstacksdk&gt;=0.31.2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futurist&gt;=1.2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number-columns-repeated="5"/>
          <table:table-cell table:style-name="ce2" table:number-columns-repeated="16368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5"/>
          <table:table-cell table:style-name="ce2" table:number-columns-repeated="16368"/>
        </table:table-row>
        <table:table-row table:style-name="ro1" table:number-rows-repeated="1046343">
          <table:table-cell table:number-columns-repeated="16"/>
          <table:table-cell table:style-name="ce2" table:number-columns-repeated="16368"/>
        </table:table-row>
        <table:table-row table:style-name="ro1">
          <table:table-cell table:number-columns-repeated="16"/>
          <table:table-cell table:style-name="ce2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07:03:16.6288508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07:16:36.179875064</dc:date>
    <meta:editing-cycles>477</meta:editing-cycles>
    <meta:editing-duration>PT7H26M8S</meta:editing-duration>
    <meta:document-statistic meta:table-count="1" meta:cell-count="10711" meta:object-count="0"/>
    <meta:user-defined meta:name="AppVersion">16.0300</meta:user-defined>
  </office:meta>
</office:document-meta>
</file>